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332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Times New Roman" fo:font-size="12pt" fo:language="ru" fo:country="RU" officeooo:paragraph-rsid="000037f6" style:font-size-asian="12pt" style:font-size-complex="12pt"/>
    </style:style>
    <style:style style:name="P2" style:family="paragraph" style:parent-style-name="Preformatted_20_Text">
      <style:text-properties style:font-name="Times New Roman" fo:font-size="12pt" fo:language="ru" fo:country="RU" officeooo:rsid="000037f6" officeooo:paragraph-rsid="000037f6" style:font-size-asian="12pt" style:font-size-complex="12pt"/>
    </style:style>
    <style:style style:name="P3" style:family="paragraph" style:parent-style-name="Preformatted_20_Text">
      <style:text-properties style:font-name="Times New Roman" fo:font-size="12pt" fo:language="ru" fo:country="RU" officeooo:rsid="000223de" officeooo:paragraph-rsid="000223de" style:font-size-asian="12pt" style:font-size-complex="12pt"/>
    </style:style>
    <style:style style:name="P4" style:family="paragraph" style:parent-style-name="Preformatted_20_Text">
      <style:text-properties style:font-name="Times New Roman" fo:font-size="12pt" fo:language="ru" fo:country="RU" officeooo:rsid="000223de" officeooo:paragraph-rsid="000037f6" style:font-size-asian="12pt" style:font-size-complex="12pt"/>
    </style:style>
    <style:style style:name="P5" style:family="paragraph" style:parent-style-name="Preformatted_20_Text">
      <style:text-properties style:font-name="Times New Roman" fo:font-size="12pt" fo:language="ru" fo:country="RU" fo:font-weight="normal" officeooo:rsid="000b72bd" officeooo:paragraph-rsid="000b72bd" style:font-size-asian="12pt" style:font-weight-asian="normal" style:font-size-complex="12pt" style:font-weight-complex="normal"/>
    </style:style>
    <style:style style:name="P6" style:family="paragraph" style:parent-style-name="Preformatted_20_Text">
      <style:text-properties style:font-name="Times New Roman" fo:font-size="12pt" fo:language="ru" fo:country="RU" fo:font-weight="normal" officeooo:rsid="000223de" officeooo:paragraph-rsid="000223de" style:font-size-asian="12pt" style:font-weight-asian="normal" style:font-size-complex="12pt" style:font-weight-complex="normal"/>
    </style:style>
    <style:style style:name="P7" style:family="paragraph" style:parent-style-name="Preformatted_20_Text">
      <style:text-properties style:font-name="Times New Roman" fo:font-size="20pt" fo:language="ru" fo:country="RU" fo:font-weight="bold" officeooo:rsid="000037f6" officeooo:paragraph-rsid="000037f6" style:font-size-asian="20pt" style:font-weight-asian="bold" style:font-size-complex="20pt" style:font-weight-complex="bold"/>
    </style:style>
    <style:style style:name="P8" style:family="paragraph" style:parent-style-name="Preformatted_20_Text">
      <style:text-properties style:font-name="Times New Roman" fo:font-size="20pt" fo:language="ru" fo:country="RU" fo:font-weight="bold" officeooo:rsid="000223de" officeooo:paragraph-rsid="000223de" style:font-size-asian="20pt" style:font-weight-asian="bold" style:font-size-complex="20pt" style:font-weight-complex="bold"/>
    </style:style>
    <style:style style:name="P9" style:family="paragraph" style:parent-style-name="Preformatted_20_Text">
      <style:text-properties style:font-name="Times New Roman" fo:font-size="20pt" fo:language="ru" fo:country="RU" fo:font-weight="bold" officeooo:rsid="000223de" officeooo:paragraph-rsid="000b72bd" style:font-size-asian="20pt" style:font-weight-asian="bold" style:font-size-complex="20pt" style:font-weight-complex="bold"/>
    </style:style>
    <style:style style:name="P10" style:family="paragraph" style:parent-style-name="Preformatted_20_Text">
      <style:text-properties style:font-name="Times New Roman" fo:font-size="20pt" fo:language="ru" fo:country="RU" fo:font-weight="bold" officeooo:rsid="000223de" officeooo:paragraph-rsid="0009e7a7" style:font-size-asian="20pt" style:font-weight-asian="bold" style:font-size-complex="20pt" style:font-weight-complex="bold"/>
    </style:style>
    <style:style style:name="P11" style:family="paragraph" style:parent-style-name="Preformatted_20_Text">
      <style:text-properties style:font-name="Times New Roman" fo:font-size="20pt" fo:language="ru" fo:country="RU" fo:font-weight="bold" officeooo:rsid="0006bf74" officeooo:paragraph-rsid="0006bf74" style:font-size-asian="20pt" style:font-weight-asian="bold" style:font-size-complex="20pt" style:font-weight-complex="bold"/>
    </style:style>
    <style:style style:name="P12" style:family="paragraph" style:parent-style-name="Preformatted_20_Text">
      <style:text-properties style:font-name="Times New Roman" fo:font-size="20pt" fo:language="ru" fo:country="RU" fo:font-weight="bold" officeooo:rsid="000bb66f" officeooo:paragraph-rsid="000bb66f" style:font-size-asian="20pt" style:font-weight-asian="bold" style:font-size-complex="20pt" style:font-weight-complex="bold"/>
    </style:style>
    <style:style style:name="P13" style:family="paragraph" style:parent-style-name="Preformatted_20_Text">
      <style:text-properties style:font-name="Times New Roman" fo:font-size="14pt" fo:language="ru" fo:country="RU" fo:font-weight="bold" officeooo:rsid="000037f6" officeooo:paragraph-rsid="000037f6" style:font-size-asian="14pt" style:font-weight-asian="bold" style:font-size-complex="14pt" style:font-weight-complex="bold"/>
    </style:style>
    <style:style style:name="P14" style:family="paragraph" style:parent-style-name="Preformatted_20_Text">
      <style:text-properties style:font-name="Times New Roman" fo:font-size="14pt" fo:language="ru" fo:country="RU" fo:font-weight="bold" officeooo:rsid="000223de" officeooo:paragraph-rsid="000223de" style:font-size-asian="14pt" style:font-weight-asian="bold" style:font-size-complex="14pt" style:font-weight-complex="bold"/>
    </style:style>
    <style:style style:name="P15" style:family="paragraph" style:parent-style-name="Preformatted_20_Text">
      <style:text-properties style:font-name="Times New Roman" fo:font-size="14pt" fo:language="ru" fo:country="RU" fo:font-weight="bold" officeooo:rsid="000223de" officeooo:paragraph-rsid="000b72bd" style:font-size-asian="14pt" style:font-weight-asian="bold" style:font-size-complex="14pt" style:font-weight-complex="bold"/>
    </style:style>
    <style:style style:name="P16" style:family="paragraph" style:parent-style-name="Preformatted_20_Text">
      <style:text-properties style:font-name="Times New Roman" fo:font-size="14pt" fo:language="ru" fo:country="RU" fo:font-weight="bold" officeooo:rsid="000223de" officeooo:paragraph-rsid="000bb66f" style:font-size-asian="14pt" style:font-weight-asian="bold" style:font-size-complex="14pt" style:font-weight-complex="bold"/>
    </style:style>
    <style:style style:name="P17" style:family="paragraph" style:parent-style-name="Preformatted_20_Text">
      <style:text-properties style:font-name="Times New Roman" fo:font-size="14pt" fo:language="ru" fo:country="RU" fo:font-weight="bold" officeooo:rsid="0006bf74" officeooo:paragraph-rsid="0006bf74" style:font-size-asian="14pt" style:font-weight-asian="bold" style:font-size-complex="14pt" style:font-weight-complex="bold"/>
    </style:style>
    <style:style style:name="P18" style:family="paragraph" style:parent-style-name="Preformatted_20_Text">
      <style:text-properties style:font-name="Times New Roman" fo:font-size="14pt" fo:language="ru" fo:country="RU" fo:font-weight="bold" officeooo:rsid="0005ad23" officeooo:paragraph-rsid="0005ad23" style:font-size-asian="14pt" style:font-weight-asian="bold" style:font-size-complex="14pt" style:font-weight-complex="bold"/>
    </style:style>
    <style:style style:name="P19" style:family="paragraph" style:parent-style-name="Preformatted_20_Text">
      <style:text-properties style:font-name="Times New Roman" fo:font-size="14pt" fo:language="ru" fo:country="RU" officeooo:rsid="000037f6" officeooo:paragraph-rsid="000037f6" style:font-size-asian="14pt" style:font-size-complex="14pt"/>
    </style:style>
    <style:style style:name="P20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0223de" officeooo:paragraph-rsid="000223de" style:font-size-asian="14pt" style:font-weight-asian="bold" style:font-size-complex="14pt" style:font-weight-complex="bold"/>
    </style:style>
    <style:style style:name="P21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0223de" officeooo:paragraph-rsid="000b72bd" style:font-size-asian="14pt" style:font-weight-asian="bold" style:font-size-complex="14pt" style:font-weight-complex="bold"/>
    </style:style>
    <style:style style:name="P22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0223de" officeooo:paragraph-rsid="000bb66f" style:font-size-asian="14pt" style:font-weight-asian="bold" style:font-size-complex="14pt" style:font-weight-complex="bold"/>
    </style:style>
    <style:style style:name="P23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06bf74" officeooo:paragraph-rsid="0006bf74" style:font-size-asian="14pt" style:font-weight-asian="bold" style:font-size-complex="14pt" style:font-weight-complex="bold"/>
    </style:style>
    <style:style style:name="P24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05ad23" officeooo:paragraph-rsid="0005ad23" style:font-size-asian="14pt" style:font-weight-asian="bold" style:font-size-complex="14pt" style:font-weight-complex="bold"/>
    </style:style>
    <style:style style:name="P25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officeooo:paragraph-rsid="0009e7a7" style:font-size-asian="12pt" style:font-size-complex="12pt"/>
    </style:style>
    <style:style style:name="P26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officeooo:rsid="000037f6" officeooo:paragraph-rsid="000037f6" style:font-size-asian="12pt" style:font-size-complex="12pt"/>
    </style:style>
    <style:style style:name="P27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0b72bd" officeooo:paragraph-rsid="000b72bd" style:font-size-asian="10.5pt" style:font-weight-asian="normal" style:font-size-complex="12pt" style:font-weight-complex="normal"/>
    </style:style>
    <style:style style:name="P28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0bb66f" officeooo:paragraph-rsid="000bb66f" style:font-size-asian="10.5pt" style:font-weight-asian="normal" style:font-size-complex="12pt" style:font-weight-complex="normal"/>
    </style:style>
    <style:style style:name="P29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officeooo:rsid="00040467" officeooo:paragraph-rsid="00040467" style:font-size-asian="10.5pt" style:font-size-complex="12pt"/>
    </style:style>
    <style:style style:name="P30" style:family="paragraph" style:parent-style-name="Preformatted_20_Text">
      <style:paragraph-properties fo:margin-top="0.0791in" fo:margin-bottom="0.0791in" loext:contextual-spacing="false"/>
      <style:text-properties style:font-name="Times New Roman" fo:font-size="14pt" fo:language="ru" fo:country="RU" fo:font-weight="bold" officeooo:rsid="0006bf74" officeooo:paragraph-rsid="0006bf74" style:font-size-asian="14pt" style:font-weight-asian="bold" style:font-size-complex="14pt" style:font-weight-complex="bold"/>
    </style:style>
    <style:style style:name="P31" style:family="paragraph" style:parent-style-name="Preformatted_20_Text">
      <style:paragraph-properties fo:margin-top="0.0791in" fo:margin-bottom="0.0791in" loext:contextual-spacing="false"/>
      <style:text-properties style:font-name="Times New Roman" fo:font-size="12pt" fo:language="ru" fo:country="RU" officeooo:paragraph-rsid="0009e7a7" style:font-size-asian="12pt" style:font-size-complex="12pt"/>
    </style:style>
    <style:style style:name="P32" style:family="paragraph" style:parent-style-name="Preformatted_20_Text">
      <style:paragraph-properties fo:margin-top="0in" fo:margin-bottom="0in" loext:contextual-spacing="false"/>
      <style:text-properties style:font-name="Times New Roman" fo:font-size="16pt" fo:language="ru" fo:country="RU" fo:font-weight="bold" officeooo:rsid="0005ad23" officeooo:paragraph-rsid="0005ad23" style:font-size-asian="16pt" style:font-weight-asian="bold" style:font-size-complex="16pt" style:font-weight-complex="bold"/>
    </style:style>
    <style:style style:name="P33" style:family="paragraph" style:parent-style-name="Preformatted_20_Text">
      <style:paragraph-properties fo:margin-top="0.1189in" fo:margin-bottom="0.1189in" loext:contextual-spacing="false"/>
      <style:text-properties style:font-name="Times New Roman" fo:font-size="20pt" fo:language="ru" fo:country="RU" fo:font-weight="bold" officeooo:rsid="000223de" officeooo:paragraph-rsid="000223de" style:font-size-asian="20pt" style:font-weight-asian="bold" style:font-size-complex="2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6bf74" officeooo:paragraph-rsid="0006bf74" style:font-name-asian="Liberation Mono" style:font-size-asian="14pt" style:font-name-complex="Liberation Mono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6bf74" officeooo:paragraph-rsid="0009e7a7" style:font-name-asian="Liberation Mono" style:font-size-asian="14pt" style:font-name-complex="Liberation Mono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8858f" officeooo:paragraph-rsid="0008858f" style:font-name-asian="Liberation Mono" style:font-size-asian="14pt" style:font-name-complex="Liberation Mono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paragraph-rsid="0008858f" style:font-name-asian="Liberation Mono" style:font-size-asian="14pt" style:font-name-complex="Liberation Mono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9e7a7" officeooo:paragraph-rsid="0009e7a7" style:font-name-asian="Liberation Mono" style:font-size-asian="14pt" style:font-name-complex="Liberation Mono" style:font-size-complex="14pt"/>
    </style:style>
    <style:style style:name="T1" style:family="text">
      <style:text-properties fo:font-size="20pt" fo:font-weight="bold" officeooo:rsid="000037f6" style:font-size-asian="20pt" style:font-weight-asian="bold" style:font-size-complex="20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8858f"/>
    </style:style>
    <style:style style:name="T4" style:family="text">
      <style:text-properties officeooo:rsid="0009e7a7"/>
    </style:style>
    <style:style style:name="T5" style:family="text">
      <style:text-properties fo:font-size="12pt" fo:font-weight="normal" officeooo:rsid="0009e7a7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0b72bd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0bb66f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b72bd" style:font-size-asian="12pt" style:font-weight-asian="normal" style:font-size-complex="12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officeooo:rsid="000cd5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1">Условие задачи</text:span><text:line-break/>Создать программу работы со стеком, выполняющую операции добавление, удаления элементов и вывод текущего состояния стека. Реализовать стек: а) массивом; б) списком. Все стандартные операции со стеком должны быть оформлены подпрограммами. При реализации стека списком в вывод текущего состояния стека добавить просмотр адресов элементов стека и создать свой массив свободных областей (адресов освобождаемых элементов) с выводом его на экран.<text:line-break/><text:line-break/><text:span text:style-name="T1">Техническое задание</text:span></text:p>
      <text:p text:style-name="P25">Реализовать операции работы со стеком, который представлен в виде массива и в виде списка, оценить преимущества и недостатки каждой реализации. <text:span text:style-name="T10">Найти путь в лабиринте с помощью стека. </text:span></text:p>
      <text:p text:style-name="P1"/>
      <text:p text:style-name="P13">Входные данные</text:p>
      <text:p text:style-name="P26">Пункты меню (при ручной работе со стеком), количество добавляемых и удаляемых элементов, карта с лабиринтом.</text:p>
      <text:p text:style-name="P2"/>
      <text:p text:style-name="P13">Выходные данные</text:p>
      <text:p text:style-name="P26">Текущее состояние стека, массив свободных областей, карта с лабиринтом и найденный путь в ней.</text:p>
      <text:p text:style-name="P2"/>
      <text:p text:style-name="P13">Возможные аварийные ситуации</text:p>
      <text:p text:style-name="P26">Некорректный ввод, невозможность найти путь в лабиринте.</text:p>
      <text:p text:style-name="P1"/>
      <text:p text:style-name="P7">Структуры данных</text:p>
      <text:p text:style-name="P2"/>
      <text:p text:style-name="P14">Структура <text:span text:style-name="T4">хранения л</text:span>абиринта</text:p>
      <text:p text:style-name="P19"/>
      <text:p text:style-name="P2">typedef struct maze</text:p>
      <text:p text:style-name="P2">{</text:p>
      <text:p text:style-name="P2"><text:s text:c="4"/>char **matrix;</text:p>
      <text:p text:style-name="P2"><text:s text:c="4"/>int x;</text:p>
      <text:p text:style-name="P2"><text:s text:c="4"/>int y;</text:p>
      <text:p text:style-name="P2"><text:s text:c="4"/>int i_enter;</text:p>
      <text:p text:style-name="P2"><text:s text:c="4"/>int j_enter;</text:p>
      <text:p text:style-name="P2">} maze_t;</text:p>
      <text:p text:style-name="P2"/>
      <text:p text:style-name="P3">matrix – указатель на матрицу, <text:span text:style-name="T4">хранящую</text:span> сам лабиринт</text:p>
      <text:p text:style-name="P3">x, y – количество столбцов и строк матрицы<text:line-break/>i_enter, j_enter – индексы, откуда начинается поиск пути</text:p>
      <text:p text:style-name="P2"/>
      <text:p text:style-name="P14"/>
      <text:p text:style-name="P14"/>
      <text:p text:style-name="P14"/>
      <text:p text:style-name="P14"><text:soft-page-break/>Структура стека, реализованного связанным списком:</text:p>
      <text:p text:style-name="P2"/>
      <text:p text:style-name="P2">typedef struct list_element</text:p>
      <text:p text:style-name="P2">{</text:p>
      <text:p text:style-name="P2"><text:s text:c="4"/>int i;</text:p>
      <text:p text:style-name="P2"><text:s text:c="4"/>int j;</text:p>
      <text:p text:style-name="P2"><text:s text:c="4"/>int direction;</text:p>
      <text:p text:style-name="P2"><text:s text:c="4"/>struct list_element *next_elem;</text:p>
      <text:p text:style-name="P2">} list_element_t;</text:p>
      <text:p text:style-name="P2"/>
      <text:p text:style-name="P3">i, j – индексы клетки, из которой можно продолжить путь</text:p>
      <text:p text:style-name="P3">direction – направление пути</text:p>
      <text:p text:style-name="P3">next_elem – указатель на следующий элемент связанного списка</text:p>
      <text:p text:style-name="P2"/>
      <text:p text:style-name="P2"/>
      <text:p text:style-name="P2">typedef struct list</text:p>
      <text:p text:style-name="P2">{</text:p>
      <text:p text:style-name="P2"><text:s text:c="4"/>list_element_t *ptr;</text:p>
      <text:p text:style-name="P2">} stack_list_t;</text:p>
      <text:p text:style-name="P2"/>
      <text:p text:style-name="P3">ptr – указатель на первый элемент списка</text:p>
      <text:p text:style-name="P2"/>
      <text:p text:style-name="P4"/>
      <text:p text:style-name="P14">Структура стека, реализованного массивом:</text:p>
      <text:p text:style-name="P13"/>
      <text:p text:style-name="P2">typedef struct array_elem</text:p>
      <text:p text:style-name="P2">{</text:p>
      <text:p text:style-name="P2"><text:s text:c="4"/>int i;</text:p>
      <text:p text:style-name="P2"><text:s text:c="4"/>int j;</text:p>
      <text:p text:style-name="P2"><text:s text:c="4"/>int direction;</text:p>
      <text:p text:style-name="P2">} array_element_t;</text:p>
      <text:p text:style-name="P2"/>
      <text:p text:style-name="P3">i, j – индексы клетки, из которой можно продолжить путь</text:p>
      <text:p text:style-name="P3">direction – направление пути</text:p>
      <text:p text:style-name="P2"/>
      <text:p text:style-name="P2">typedef struct array</text:p>
      <text:p text:style-name="P2">{</text:p>
      <text:p text:style-name="P2"><text:s text:c="4"/>array_element_t *ptr;</text:p>
      <text:p text:style-name="P2"><text:s text:c="4"/>int size;</text:p>
      <text:p text:style-name="P2">} stack_array_t;</text:p>
      <text:p text:style-name="P2"/>
      <text:p text:style-name="P3">ptr – указатель на начало массива</text:p>
      <text:p text:style-name="P3">size – размер массива</text:p>
      <text:p text:style-name="P3"/>
      <text:p text:style-name="P8"/>
      <text:p text:style-name="P8"/>
      <text:p text:style-name="P8"><text:soft-page-break/>Алгоритм </text:p>
      <text:p text:style-name="P29"><text:span text:style-name="T2">Сначала формируется матрица, в которой хранится лабиринт. Если клетка, в которой в данный момент находится алгоритм, является развилкой, то эта клетка помещается в стек. Если алгоритм попадает в тупик, то из стека достается верхний элемент, и движение продолжается оттуда, то есть из последней развилки. Если стек пуст, то это признак того, что найти путь к выходу невозможно.</text:span></text:p>
      <text:p text:style-name="P33">Тесты</text:p>
      <text:p text:style-name="P32">Время</text:p>
      <text:p text:style-name="P30">Добавление элементов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4">Количество элементов</text:p>
          </table:table-cell>
          <table:table-cell table:style-name="Table1.A1" office:value-type="string">
            <text:p text:style-name="P34">Список</text:p>
          </table:table-cell>
          <table:table-cell table:style-name="Table1.C1" office:value-type="string">
            <text:p text:style-name="P34">Массив</text:p>
          </table:table-cell>
        </table:table-row>
        <table:table-row>
          <table:table-cell table:style-name="Table1.A2" office:value-type="string">
            <text:p text:style-name="P34">10</text:p>
          </table:table-cell>
          <table:table-cell table:style-name="Table1.A2" office:value-type="string">
            <text:p text:style-name="P36">12500</text:p>
          </table:table-cell>
          <table:table-cell table:style-name="Table1.C2" office:value-type="string">
            <text:p text:style-name="P36">3650</text:p>
          </table:table-cell>
        </table:table-row>
        <table:table-row>
          <table:table-cell table:style-name="Table1.A2" office:value-type="string">
            <text:p text:style-name="P34">100</text:p>
          </table:table-cell>
          <table:table-cell table:style-name="Table1.A2" office:value-type="string">
            <text:p text:style-name="P36">85000</text:p>
          </table:table-cell>
          <table:table-cell table:style-name="Table1.C2" office:value-type="string">
            <text:p text:style-name="P36">28000</text:p>
          </table:table-cell>
        </table:table-row>
        <table:table-row>
          <table:table-cell table:style-name="Table1.A2" office:value-type="string">
            <text:p text:style-name="P34">1000</text:p>
          </table:table-cell>
          <table:table-cell table:style-name="Table1.A2" office:value-type="string">
            <text:p text:style-name="P36">600000</text:p>
          </table:table-cell>
          <table:table-cell table:style-name="Table1.C2" office:value-type="string">
            <text:p text:style-name="P36">290000</text:p>
          </table:table-cell>
        </table:table-row>
      </table:table>
      <text:p text:style-name="P17"/>
      <text:p text:style-name="P23">Удаление элементов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4">Количество элементов</text:p>
          </table:table-cell>
          <table:table-cell table:style-name="Table2.A1" office:value-type="string">
            <text:p text:style-name="P34">Список</text:p>
          </table:table-cell>
          <table:table-cell table:style-name="Table2.C1" office:value-type="string">
            <text:p text:style-name="P34">Массив</text:p>
          </table:table-cell>
        </table:table-row>
        <table:table-row>
          <table:table-cell table:style-name="Table2.A2" office:value-type="string">
            <text:p text:style-name="P34">10</text:p>
          </table:table-cell>
          <table:table-cell table:style-name="Table2.A2" office:value-type="string">
            <text:p text:style-name="P36">7500</text:p>
          </table:table-cell>
          <table:table-cell table:style-name="Table2.C2" office:value-type="string">
            <text:p text:style-name="P36">3150</text:p>
          </table:table-cell>
        </table:table-row>
        <table:table-row>
          <table:table-cell table:style-name="Table2.A2" office:value-type="string">
            <text:p text:style-name="P34">100</text:p>
          </table:table-cell>
          <table:table-cell table:style-name="Table2.A2" office:value-type="string">
            <text:p text:style-name="P36">37000</text:p>
          </table:table-cell>
          <table:table-cell table:style-name="Table2.C2" office:value-type="string">
            <text:p text:style-name="P36">25200</text:p>
          </table:table-cell>
        </table:table-row>
        <table:table-row>
          <table:table-cell table:style-name="Table2.A2" office:value-type="string">
            <text:p text:style-name="P34">1000</text:p>
          </table:table-cell>
          <table:table-cell table:style-name="Table2.A2" office:value-type="string">
            <text:p text:style-name="P36">380000</text:p>
          </table:table-cell>
          <table:table-cell table:style-name="Table2.C2" office:value-type="string">
            <text:p text:style-name="P36">250000</text:p>
          </table:table-cell>
        </table:table-row>
      </table:table>
      <text:p text:style-name="P17"/>
      <text:p text:style-name="P23">Печать стека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4">Количество элементов</text:p>
          </table:table-cell>
          <table:table-cell table:style-name="Table3.A1" office:value-type="string">
            <text:p text:style-name="P34">Список</text:p>
          </table:table-cell>
          <table:table-cell table:style-name="Table3.C1" office:value-type="string">
            <text:p text:style-name="P34">Массив</text:p>
          </table:table-cell>
        </table:table-row>
        <table:table-row>
          <table:table-cell table:style-name="Table3.A2" office:value-type="string">
            <text:p text:style-name="P34">10</text:p>
          </table:table-cell>
          <table:table-cell table:style-name="Table3.A2" office:value-type="string">
            <text:p text:style-name="P36">240000</text:p>
          </table:table-cell>
          <table:table-cell table:style-name="Table3.C2" office:value-type="string">
            <text:p text:style-name="P36">210000</text:p>
          </table:table-cell>
        </table:table-row>
        <table:table-row>
          <table:table-cell table:style-name="Table3.A2" office:value-type="string">
            <text:p text:style-name="P34">100</text:p>
          </table:table-cell>
          <table:table-cell table:style-name="Table3.A2" office:value-type="string">
            <text:p text:style-name="P36">1500000</text:p>
          </table:table-cell>
          <table:table-cell table:style-name="Table3.C2" office:value-type="string">
            <text:p text:style-name="P36">1490000</text:p>
          </table:table-cell>
        </table:table-row>
        <table:table-row>
          <table:table-cell table:style-name="Table3.A2" office:value-type="string">
            <text:p text:style-name="P34">1000</text:p>
          </table:table-cell>
          <table:table-cell table:style-name="Table3.A2" office:value-type="string">
            <text:p text:style-name="P37">12<text:span text:style-name="T3">500</text:span>0<text:span text:style-name="T3">00</text:span></text:p>
          </table:table-cell>
          <table:table-cell table:style-name="Table3.C2" office:value-type="string">
            <text:p text:style-name="P37">13<text:span text:style-name="T3">000000</text:span></text:p>
          </table:table-cell>
        </table:table-row>
      </table:table>
      <text:p text:style-name="P11"/>
      <text:p text:style-name="P18"/>
      <text:p text:style-name="P24">Занимаемая память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5">Количество элементов</text:p>
          </table:table-cell>
          <table:table-cell table:style-name="Table4.A1" office:value-type="string">
            <text:p text:style-name="P35">Список</text:p>
          </table:table-cell>
          <table:table-cell table:style-name="Table4.C1" office:value-type="string">
            <text:p text:style-name="P35">Массив</text:p>
          </table:table-cell>
        </table:table-row>
        <table:table-row>
          <table:table-cell table:style-name="Table4.A2" office:value-type="string">
            <text:p text:style-name="P35">10</text:p>
          </table:table-cell>
          <table:table-cell table:style-name="Table4.A2" office:value-type="string">
            <text:p text:style-name="P38">240</text:p>
          </table:table-cell>
          <table:table-cell table:style-name="Table4.C2" office:value-type="string">
            <text:p text:style-name="P38">120</text:p>
          </table:table-cell>
        </table:table-row>
        <table:table-row>
          <table:table-cell table:style-name="Table4.A2" office:value-type="string">
            <text:p text:style-name="P35">100</text:p>
          </table:table-cell>
          <table:table-cell table:style-name="Table4.A2" office:value-type="string">
            <text:p text:style-name="P38">2400</text:p>
          </table:table-cell>
          <table:table-cell table:style-name="Table4.C2" office:value-type="string">
            <text:p text:style-name="P38">1200</text:p>
          </table:table-cell>
        </table:table-row>
        <table:table-row>
          <table:table-cell table:style-name="Table4.A2" office:value-type="string">
            <text:p text:style-name="P35">1000</text:p>
          </table:table-cell>
          <table:table-cell table:style-name="Table4.A2" office:value-type="string">
            <text:p text:style-name="P38">24000</text:p>
          </table:table-cell>
          <table:table-cell table:style-name="Table4.C2" office:value-type="string">
            <text:p text:style-name="P38">12000</text:p>
          </table:table-cell>
        </table:table-row>
      </table:table>
      <text:p text:style-name="P10"><text:soft-page-break/></text:p>
      <text:p text:style-name="P9">Выводы по проделанной работе</text:p>
      <text:p text:style-name="P9"><text:span text:style-name="T5">Стек, реализованный </text:span><text:span text:style-name="T6">связанным </text:span><text:span text:style-name="T5">списком, проигрывает как по памяти, так и по времени обработки. </text:span><text:span text:style-name="T6">Таким образом, можно сделать вывод, что если нужно реализовать такую структуру данных как стек, то лучше использовать массив, а не связанны список.</text:span></text:p>
      <text:p text:style-name="P12"/>
      <text:p text:style-name="P8">Контрольные вопросы</text:p>
      <text:p text:style-name="P20">Что такое стек?</text:p>
      <text:p text:style-name="P5">Стек – структура данных, в которой можно обрабатывать только последний добавленный элемент (верхний элемент). На стек действует правило LIFO — последним пришел, первым вышел.</text:p>
      <text:p text:style-name="P6"/>
      <text:p text:style-name="P15">Каким образом и сколько памяти выделяется под хранение стека при различной его реализации?</text:p>
      <text:p text:style-name="P21"><text:span text:style-name="T8">При хранении стека с помощью списка, то память всегда выделяется в куче. При хранении с помощью массива, память выделяется либо в куче, либо на стеке (в зависимости от того, динамический массив или статический). Для каждого элемента стека, реализованного списком, выделяется на 4 или 8 байт (на большинстве современных ПК) больше, чем для элемента массива. Эти дополнительные байты занимает указатель на следующий элемент списка. Размер указателя (4 или 8 байт) зависит от архитектуры. </text:span><text:span text:style-name="T9"><text:line-break/></text:span><text:line-break/>Каким образом освобождается память при удалении элемента стека при различной реализации стека?</text:p>
      <text:p text:style-name="P27">При хранении стека связанным списком, верхний элемент удаляется путь освобождением памяти для него и смещения указателя, указывающего на начало стека. При удалении из стека, реализованного массивом, смещается лишь указатель на вершину стека.</text:p>
      <text:p text:style-name="P14"/>
      <text:p text:style-name="P22">Что происходит с элементами стека при его просмотре?</text:p>
      <text:p text:style-name="P16"><text:span text:style-name="T7">Элементы стека уничтожаются, так как каждый раз достается верхний элемент стека.</text:span><text:line-break/><text:line-break/>Каким образом эффективнее реализовывать стек? От чего это зависит?</text:p>
      <text:p text:style-name="P28">Реализовывать стек эффективнее с помощью массива. Он выигрывает как во времени обработки, так и в количестве занимаемой памяти. Вариант хранения списка может выигрывать только в том случае, если стек реализован статическим массивом. В этом случае, память для списка ограничена размером оперативной памяти (так как память выделяется в куче), а память для статического массива ограничена размером стека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4T09:51:17.281013046</dc:date>
    <meta:editing-duration>PT24M28S</meta:editing-duration>
    <meta:editing-cycles>6</meta:editing-cycles>
    <meta:generator>LibreOffice/6.0.7.3$Linux_X86_64 LibreOffice_project/00m0$Build-3</meta:generator>
    <meta:document-statistic meta:table-count="4" meta:image-count="0" meta:object-count="0" meta:page-count="4" meta:paragraph-count="119" meta:word-count="672" meta:character-count="4759" meta:non-whitespace-character-count="4126"/>
  </office:meta>
</office:document-meta>
</file>